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129.68mm"/>
    </style:style>
    <style:style style:name="co13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table:style-name="ce3" office:value-type="string" calcext:value-type="string">
            <text:p>menu</text:p>
          </table:table-cell>
          <table:table-cell table:style-name="ce3"/>
          <table:table-cell table:style-name="ce3" office:value-type="string" calcext:value-type="string">
            <text:p>generate uuid, when reading menu</text:p>
          </table:table-cell>
          <table:table-cell table:style-name="ce3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ight mouse button menu for editing tree items in tree view</text:p>
          </table:table-cell>
          <table:table-cell table:style-name="ce4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Names instead of xml tag names should be displayed in the GUI</text:p>
          </table:table-cell>
          <table:table-cell table:style-name="ce3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UUID auto generation</text:p>
          </table:table-cell>
          <table:table-cell table:style-name="ce3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n reading the tree the uuids need to be read and stored in a mashmap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3:23:26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23T17:51:08.231000000</dc:date>
    <meta:editing-duration>P7DT7H14M28S</meta:editing-duration>
    <meta:editing-cycles>47</meta:editing-cycles>
    <meta:generator>LibreOffice/6.3.0.4$Windows_X86_64 LibreOffice_project/057fc023c990d676a43019934386b85b21a9ee99</meta:generator>
    <meta:document-statistic meta:table-count="5" meta:cell-count="106" meta:object-count="0"/>
  </office:meta>
</office:document-meta>
</file>